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6.263cm" fo:margin-left="1.175cm" table:align="left"/>
    </style:style>
    <style:style style:name="Tabela1.A" style:family="table-column">
      <style:table-column-properties style:column-width="0.984cm"/>
    </style:style>
    <style:style style:name="Tabela1.B" style:family="table-column">
      <style:table-column-properties style:column-width="1.266cm"/>
    </style:style>
    <style:style style:name="Tabela1.C" style:family="table-column">
      <style:table-column-properties style:column-width="1.829cm"/>
    </style:style>
    <style:style style:name="Tabela1.D" style:family="table-column">
      <style:table-column-properties style:column-width="1.706cm"/>
    </style:style>
    <style:style style:name="Tabela1.E" style:family="table-column">
      <style:table-column-properties style:column-width="1.078cm"/>
    </style:style>
    <style:style style:name="Tabela1.F" style:family="table-column">
      <style:table-column-properties style:column-width="1.431cm"/>
    </style:style>
    <style:style style:name="Tabela1.G" style:family="table-column">
      <style:table-column-properties style:column-width="3.276cm"/>
    </style:style>
    <style:style style:name="Tabela1.H" style:family="table-column">
      <style:table-column-properties style:column-width="2.066cm"/>
    </style:style>
    <style:style style:name="Tabela1.I" style:family="table-column">
      <style:table-column-properties style:column-width="2.628cm"/>
    </style:style>
    <style:style style:name="Tabela1.1" style:family="table-row"/>
    <style:style style:name="Tabela1.A1" style:family="table-cell">
      <style:table-cell-properties style:vertical-align="middle" fo:padding="0.097cm" fo:border-left="0.5pt solid #000000" fo:border-right="none" fo:border-top="0.5pt solid #000000" fo:border-bottom="0.5pt solid #000000"/>
    </style:style>
    <style:style style:name="Tabela1.I1" style:family="table-cell">
      <style:table-cell-properties style:vertical-align="middle" fo:padding="0.097cm" fo:border="0.5pt solid #000000"/>
    </style:style>
    <style:style style:name="Tabela2" style:family="table">
      <style:table-properties style:width="10.843cm" fo:margin-left="1.281cm" table:align="left"/>
    </style:style>
    <style:style style:name="Tabela2.A" style:family="table-column">
      <style:table-column-properties style:column-width="1.101cm"/>
    </style:style>
    <style:style style:name="Tabela2.B" style:family="table-column">
      <style:table-column-properties style:column-width="1.266cm"/>
    </style:style>
    <style:style style:name="Tabela2.C" style:family="table-column">
      <style:table-column-properties style:column-width="4.745cm"/>
    </style:style>
    <style:style style:name="Tabela2.D" style:family="table-column">
      <style:table-column-properties style:column-width="1.453cm"/>
    </style:style>
    <style:style style:name="Tabela2.E" style:family="table-column">
      <style:table-column-properties style:column-width="2.277cm"/>
    </style:style>
    <style:style style:name="Tabela2.A1" style:family="table-cell">
      <style:table-cell-properties style:vertical-align="middle" fo:padding="0.097cm" fo:border-left="0.5pt solid #000000" fo:border-right="none" fo:border-top="0.5pt solid #000000" fo:border-bottom="0.5pt solid #000000"/>
    </style:style>
    <style:style style:name="Tabela2.E1" style:family="table-cell">
      <style:table-cell-properties style:vertical-align="middle" fo:padding="0.097cm" fo:border="0.5pt solid #000000"/>
    </style:style>
    <style:style style:name="Tabela3" style:family="table">
      <style:table-properties style:width="8.324cm" fo:margin-left="1.175cm" table:align="left"/>
    </style:style>
    <style:style style:name="Tabela3.A" style:family="table-column">
      <style:table-column-properties style:column-width="1.101cm"/>
    </style:style>
    <style:style style:name="Tabela3.B" style:family="table-column">
      <style:table-column-properties style:column-width="1.266cm"/>
    </style:style>
    <style:style style:name="Tabela3.C" style:family="table-column">
      <style:table-column-properties style:column-width="3.334cm"/>
    </style:style>
    <style:style style:name="Tabela3.D" style:family="table-column">
      <style:table-column-properties style:column-width="2.623cm"/>
    </style:style>
    <style:style style:name="Tabela3.A1" style:family="table-cell">
      <style:table-cell-properties fo:padding="0.097cm" fo:border-left="0.5pt solid #000000" fo:border-right="none" fo:border-top="0.5pt solid #000000" fo:border-bottom="0.5pt solid #000000"/>
    </style:style>
    <style:style style:name="Tabela3.D1" style:family="table-cell">
      <style:table-cell-properties fo:padding="0.097cm" fo:border="0.5pt solid #000000"/>
    </style:style>
    <style:style style:name="Tabela4" style:family="table">
      <style:table-properties style:width="11.24cm" fo:margin-left="1.175cm" table:align="left"/>
    </style:style>
    <style:style style:name="Tabela4.A" style:family="table-column">
      <style:table-column-properties style:column-width="0.984cm"/>
    </style:style>
    <style:style style:name="Tabela4.B" style:family="table-column">
      <style:table-column-properties style:column-width="1.266cm"/>
    </style:style>
    <style:style style:name="Tabela4.C" style:family="table-column">
      <style:table-column-properties style:column-width="1.078cm"/>
    </style:style>
    <style:style style:name="Tabela4.D" style:family="table-column">
      <style:table-column-properties style:column-width="3.568cm"/>
    </style:style>
    <style:style style:name="Tabela4.E" style:family="table-column">
      <style:table-column-properties style:column-width="2.066cm"/>
    </style:style>
    <style:style style:name="Tabela4.F" style:family="table-column">
      <style:table-column-properties style:column-width="2.277cm"/>
    </style:style>
    <style:style style:name="Tabela4.A1" style:family="table-cell">
      <style:table-cell-properties fo:padding="0.097cm" fo:border-left="0.5pt solid #000000" fo:border-right="none" fo:border-top="0.5pt solid #000000" fo:border-bottom="0.5pt solid #000000"/>
    </style:style>
    <style:style style:name="Tabela4.F1" style:family="table-cell">
      <style:table-cell-properties fo:padding="0.097cm" fo:border="0.5pt solid #000000"/>
    </style:style>
    <style:style style:name="Tabela5" style:family="table">
      <style:table-properties style:width="6.378cm" fo:margin-left="1.281cm" table:align="left"/>
    </style:style>
    <style:style style:name="Tabela5.A" style:family="table-column">
      <style:table-column-properties style:column-width="2.628cm"/>
    </style:style>
    <style:style style:name="Tabela5.B" style:family="table-column">
      <style:table-column-properties style:column-width="1.431cm"/>
    </style:style>
    <style:style style:name="Tabela5.C" style:family="table-column">
      <style:table-column-properties style:column-width="1.383cm"/>
    </style:style>
    <style:style style:name="Tabela5.D" style:family="table-column">
      <style:table-column-properties style:column-width="0.937cm"/>
    </style:style>
    <style:style style:name="Tabela5.A1" style:family="table-cell">
      <style:table-cell-properties fo:padding="0.097cm" fo:border-left="0.5pt solid #000000" fo:border-right="none" fo:border-top="0.5pt solid #000000" fo:border-bottom="0.5pt solid #000000"/>
    </style:style>
    <style:style style:name="Tabela5.D1" style:family="table-cell">
      <style:table-cell-properties fo:padding="0.097cm" fo:border="0.5pt solid #000000"/>
    </style:style>
    <style:style style:name="P1" style:family="paragraph" style:parent-style-name="Standard">
      <style:text-properties officeooo:rsid="00108844" officeooo:paragraph-rsid="00108844"/>
    </style:style>
    <style:style style:name="P2" style:family="paragraph" style:parent-style-name="Standard">
      <style:text-properties officeooo:rsid="00125a03" officeooo:paragraph-rsid="00125a03"/>
    </style:style>
    <style:style style:name="P3" style:family="paragraph" style:parent-style-name="Table_20_Contents">
      <style:text-properties officeooo:rsid="00108844" officeooo:paragraph-rsid="00108844"/>
    </style:style>
    <style:style style:name="P4" style:family="paragraph" style:parent-style-name="Table_20_Contents">
      <style:text-properties style:text-underline-style="solid" style:text-underline-width="auto" style:text-underline-color="font-color" officeooo:rsid="00108844" officeooo:paragraph-rsid="00108844"/>
    </style:style>
    <style:style style:name="P5" style:family="paragraph" style:parent-style-name="Table_20_Contents">
      <style:paragraph-properties fo:text-align="center" style:justify-single-word="false"/>
      <style:text-properties style:text-underline-style="solid" style:text-underline-width="auto" style:text-underline-color="font-color" officeooo:rsid="00108844" officeooo:paragraph-rsid="0010884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text-properties style:text-underline-style="solid" style:text-underline-width="auto" style:text-underline-color="font-color" officeooo:rsid="00125a03" officeooo:paragraph-rsid="00125a03"/>
    </style:style>
    <style:style style:name="P7" style:family="paragraph" style:parent-style-name="Table_20_Contents">
      <style:paragraph-properties fo:text-align="center" style:justify-single-word="false"/>
      <style:text-properties officeooo:rsid="00108844" officeooo:paragraph-rsid="0010884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officeooo:rsid="0012a22c" officeooo:paragraph-rsid="0012a2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officeooo:rsid="00125a03" officeooo:paragraph-rsid="00125a03"/>
    </style:style>
    <style:style style:name="P10" style:family="paragraph" style:parent-style-name="Table_20_Contents">
      <style:text-properties officeooo:rsid="0012a9c9" officeooo:paragraph-rsid="0012a9c9"/>
    </style:style>
    <style:style style:name="P11" style:family="paragraph">
      <style:paragraph-properties fo:text-align="center"/>
    </style:style>
    <style:style style:name="T1" style:family="text">
      <style:text-properties officeooo:rsid="00125a03"/>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Funcionário</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row table:style-name="Tabela1.1">
          <table:table-cell table:style-name="Tabela1.A1" office:value-type="string">
            <text:p text:style-name="P5"><draw:polyline text:anchor-type="paragraph" draw:z-index="4" draw:name="Polilinha com 4 vértices 5" draw:style-name="gr1" draw:text-style-name="P11" svg:width="0.366cm" svg:height="0.009cm" draw:transform="rotate (-0.733736417538416) translate (-0.378714320278892cm -0.00644744104430933cm)" svg:viewBox="0 0 367 10" draw:points="0,9 162,10 315,0 367,3"><text:p/></draw:polyline><draw:polyline text:anchor-type="paragraph" draw:z-index="5" draw:name="Polilinha com 4 vértices 6" draw:style-name="gr1" draw:text-style-name="P11" svg:width="0.385cm" svg:height="0.03cm" draw:transform="rotate (0.853291471300028) translate (-0.348141785817144cm 0.570319947300459cm)" svg:viewBox="0 0 386 31" draw:points="0,31 155,24 293,0 386,15"><text:p/></draw:polyline>CPF</text:p>
          </table:table-cell>
          <table:table-cell table:style-name="Tabela1.A1" office:value-type="string">
            <text:p text:style-name="P7">Nome</text:p>
          </table:table-cell>
          <table:table-cell table:style-name="Tabela1.A1" office:value-type="string">
            <text:p text:style-name="P7">Endereço</text:p>
          </table:table-cell>
          <table:table-cell table:style-name="Tabela1.A1" office:value-type="string">
            <text:p text:style-name="P7">Telefone</text:p>
          </table:table-cell>
          <table:table-cell table:style-name="Tabela1.A1" office:value-type="string">
            <text:p text:style-name="P7">Sexo</text:p>
          </table:table-cell>
          <table:table-cell table:style-name="Tabela1.A1" office:value-type="string">
            <text:p text:style-name="P7">Salário</text:p>
          </table:table-cell>
          <table:table-cell table:style-name="Tabela1.A1" office:value-type="string">
            <text:p text:style-name="P7"><draw:path text:anchor-type="paragraph" draw:z-index="3" draw:name="Curva de Bézier 6" draw:style-name="gr1" draw:text-style-name="P11" svg:width="6.23cm" svg:height="11.74cm" draw:transform="rotate (1.5707963267949) translate (-10.0492549443761cm 6.50698611111111cm)" svg:viewBox="0 0 6231 11741" svg:d="M0 11737c134 14 306-14 349-167 40-142 104-279 133-422 24-123 47-249 60-372 12-125 37-249 35-372-3-124 0-252 0-374 0-134 2-268 0-397-2-122 13-243 37-360 28-137-37-268-25-409 11-120 2-247 35-362 37-125 53-255 50-384-3-124 0-249 0-372 0-126 0-253 0-374 0-122 0-242 0-360 0-120 0-242 0-362 0-139 5-282 0-420-5-127 17-248 12-374-5-132 25-268 0-396-25-133 25-244 11-373-14-120 0-241 0-361 0-125 0-251 0-372 0-126 0-251 0-373 0-125 0-252 0-373 0-122 0-242 0-360 0-127-3-260 0-385 2-122-16-245 24-361 43-125 63-258 85-385 22-122 50-243 72-362 27-141 39-291 96-419 60-138 95-293 192-410 100-120 211-238 349-312 127-67 244-158 372-217 136-61 245-161 387-204 128-40 248-110 384-120 131-10 252-73 385-73 123 0 248 0 372 0 139 0 282 0 421 0 149 1 299 1 445 13 127 10 252 33 374 60 132 29 261 44 397 72 146 30 286 68 407 143 129 79 316 132 362 277 47 150 143 236 204 361 61 124 108 256 156 385 42 116 53 240 49 362v10"><text:p/></draw:path><draw:path text:anchor-type="paragraph" draw:z-index="10" draw:name="Curva de Bézier 2" draw:style-name="gr1" draw:text-style-name="P11" svg:width="3.084cm" svg:height="10.12cm" draw:transform="rotate (1.69733269756449) translate (-8.59929857986003cm 3.42584692324525cm)" svg:viewBox="0 0 3085 10121" svg:d="M0 10080c130-33 261 97 374 11 108-83 127-233 178-353 48-111 54-238 82-354 30-117 87-227 105-349 20-129 43-254 61-380 20-138 36-280 53-418 17-133 57-265 50-394-6-125 8-243 22-362 15-137 42-270 63-403 23-139 69-261 87-401 20-158 30-316 84-462 52-143 60-291 80-438 21-147 38-296 56-443 18-138 17-282 53-416 34-124 62-247 107-364 47-122 43-254 61-380 24-169 44-343 65-512 22-168 43-336 64-501 18-140 36-281 53-418 17-133 33-262 50-394 16-127 33-255 49-381 17-133 33-263 50-394 16-128 32-255 48-381s34-257 49-383c16-134 33-268 85-390 56-129 127-254 217-360 98-115 246-32 364-14 134 21 235 124 339 201l57 129 67 129 12 99"><text:p/></draw:path>Horas trabalhadas</text:p>
          </table:table-cell>
          <table:table-cell table:style-name="Tabela1.A1" office:value-type="string">
            <text:p text:style-name="P8">Supervisor</text:p>
          </table:table-cell>
          <table:table-cell table:style-name="Tabela1.I1" office:value-type="string">
            <text:p text:style-name="P7"><draw:path text:anchor-type="paragraph" draw:z-index="6" draw:name="Curva de Bézier 4" draw:style-name="gr1" draw:text-style-name="P11" svg:width="4.99cm" svg:height="14.972cm" draw:transform="rotate (-1.77744331023103) translate (1.30175cm 0.469194444444444cm)" svg:viewBox="0 0 4991 14973" svg:d="M0 0c123 3 249 0 373 19 211 32 136 208 216 324 72 104 91 235 123 355 32 116 50 236 74 354 28 131 55 260 82 388 25 119 49 237 74 352 28 135 56 270 84 401 25 119 49 236 73 352 25 119 30 244 75 354 49 121 100 240 125 366 24 118 50 237 74 354 26 123 51 244 77 365 24 117 49 236 74 354 25 120 51 243 76 364 26 121 51 243 77 364 27 131 54 261 81 388 25 118 50 237 74 354 27 126 53 252 79 377 28 134 56 267 84 400 29 138 58 276 87 413 26 124 52 252 78 376 25 119 50 237 74 352 26 125 97 232 113 359 17 131 55 260 82 388 28 135 56 268 83 399 28 131 55 261 82 388 26 125 53 252 79 378s53 253 79 377c26 122 51 243 76 364 26 124 53 252 79 376 27 128 55 261 82 389 24 117 49 236 74 354 25 122 51 243 76 364 26 124 53 252 79 376 26 123 52 247 77 366s41 241 74 353c36 123 73 247 125 368 57 130 130 256 169 393 35 121 117 219 156 337 44 132 109 258 167 383 57 123 99 255 176 369 91 134 242 164 379 166 125 1 297 6 332-169 27-134 138-244 115-392l-3-134-10-47"><text:p/></draw:path>Departamento</text:p>
          </table:table-cell>
        </table:table-row>
      </table:table>
      <text:p text:style-name="P1"/>
      <text:p text:style-name="P1"/>
      <text:p text:style-name="P1"><draw:polyline text:anchor-type="paragraph" draw:z-index="7" draw:name="Polilinha com 4 vértices 1" draw:style-name="gr1" draw:text-style-name="P11" svg:width="0.402cm" svg:height="0.029cm" draw:transform="rotate (-0.845088423815654) translate (1.07570912667254cm 0.546269768483163cm)" svg:viewBox="0 0 403 30" draw:points="0,11 170,0 308,28 403,30"><text:p/></draw:polyline><text:tab/>Departamento</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leLine94654804202640">
          <table:table-cell table:style-name="Tabela2.A1" office:value-type="string">
            <text:p text:style-name="P4"><draw:path text:anchor-type="paragraph" draw:z-index="0" draw:name="Curva de Bézier 5" draw:style-name="gr1" draw:text-style-name="P11" svg:width="7.066cm" svg:height="5.321cm" draw:transform="rotate (-2.34799144270797) translate (7.73354681669764cm 0.562782406347628cm)" svg:viewBox="0 0 7067 5322" svg:d="M0 48c150 67 275-130 417-7 96 84 219 134 313 216 97 84 181 184 270 274 94 96 186 189 278 283 86 87 170 173 253 257 90 92 180 183 271 275 88 89 174 177 261 266 84 85 169 172 253 257 86 87 168 172 253 257 91 91 185 186 312 232 123 45 194 171 286 258 87 82 169 172 254 258 87 89 174 177 261 265 89 91 181 185 271 275 86 88 174 178 261 266 89 90 180 183 269 274 89 90 181 185 270 274 88 89 171 183 271 258 102 75 220 132 321 206 109 79 223 154 330 232 103 75 216 136 320 207 113 77 232 166 365 183 139 17 305 13 418-92 89-82 208-150 265-261 72-138-32-297-89-434l-67-102-35-35"><text:p/></draw:path><draw:polyline text:anchor-type="paragraph" draw:z-index="8" draw:name="Polilinha com 4 vértices 2" draw:style-name="gr1" draw:text-style-name="P11" svg:width="0.413cm" svg:height="0.053cm" draw:transform="rotate (0.648564350041093) translate (-0.411117831085653cm 0.50410474753791cm)" svg:viewBox="0 0 414 54" draw:points="0,47 147,54 316,30 414,0"><text:p/></draw:polyline><draw:path text:anchor-type="paragraph" draw:z-index="9" draw:name="Curva de Bézier 1" draw:style-name="gr1" draw:text-style-name="P11" svg:width="2.87cm" svg:height="6.168cm" draw:transform="rotate (2.80998009571087) translate (-0.0363949628204262cm 6.80639502402914cm)" svg:viewBox="0 0 2871 6169" svg:d="M0 9c131-25 261 9 387 19 144 12 287-7 427 20 142 27 288-3 430-8 147-6 292-79 438 15 124 80 213 199 277 324 60 116 142 223 194 340 55 125 90 260 133 387 46 133 120 261 125 401 5 133-12 273 22 399s40 260 69 385c29 126 39 255 80 379 46 139 107 273 129 412 20 124 22 249 38 370 16 125 25 252 43 379 17 121 59 244 49 365-13 152 32 267 23 436-7 141 15 254 3 382-14 148-110 279-133 426-24 156-55 340-193 436-112 77-161 212-289 266l-80 27"><text:p/></draw:path>Sigla</text:p>
          </table:table-cell>
          <table:table-cell table:style-name="Tabela2.A1" office:value-type="string">
            <text:p text:style-name="P3">Nome</text:p>
          </table:table-cell>
          <table:table-cell table:style-name="Tabela2.A1" office:value-type="string">
            <text:p text:style-name="P3">Horas de desenvolvimento</text:p>
          </table:table-cell>
          <table:table-cell table:style-name="Tabela2.A1" office:value-type="string">
            <text:p text:style-name="P9">Projeto</text:p>
          </table:table-cell>
          <table:table-cell table:style-name="Tabela2.E1" office:value-type="string">
            <text:p text:style-name="P10">Funcionário</text:p>
          </table:table-cell>
        </table:table-row>
      </table:table>
      <text:p text:style-name="P1"/>
      <text:p text:style-name="P1"/>
      <text:p text:style-name="P1"><draw:polyline text:anchor-type="paragraph" draw:z-index="1" draw:name="Polilinha com 4 vértices 3" draw:style-name="gr1" draw:text-style-name="P11" svg:width="0.287cm" svg:height="0.005cm" draw:transform="rotate (-0.986460093227195) translate (1.00718055555556cm 0.541513888888889cm)" svg:viewBox="0 0 288 6" draw:points="0,0 140,6 288,2 288,2"><text:p/></draw:polyline><text:tab/>Projeto</text:p>
      <table:table table:name="Tabela3" table:style-name="Tabela3">
        <table:table-column table:style-name="Tabela3.A"/>
        <table:table-column table:style-name="Tabela3.B"/>
        <table:table-column table:style-name="Tabela3.C"/>
        <table:table-column table:style-name="Tabela3.D"/>
        <table:table-row table:style-name="TableLine94654803920560">
          <table:table-cell table:style-name="Tabela3.A1" office:value-type="string">
            <text:p text:style-name="P4"><draw:polyline text:anchor-type="paragraph" draw:z-index="2" draw:name="Polilinha com 4 vértices 4" draw:style-name="gr1" draw:text-style-name="P11" svg:width="0.381cm" svg:height="0.031cm" draw:transform="rotate (0.724660705428046) translate (-0.381017218554211cm 0.445267252875295cm)" svg:viewBox="0 0 382 32" draw:points="0,32 161,31 312,4 382,0"><text:p/></draw:polyline>Sigla</text:p>
          </table:table-cell>
          <table:table-cell table:style-name="Tabela3.A1" office:value-type="string">
            <text:p text:style-name="P3">Nome</text:p>
          </table:table-cell>
          <table:table-cell table:style-name="Tabela3.A1" office:value-type="string">
            <text:p text:style-name="P3">Data de conclusão</text:p>
          </table:table-cell>
          <table:table-cell table:style-name="Tabela3.D1" office:value-type="string">
            <text:p text:style-name="P3">Total de horas</text:p>
          </table:table-cell>
        </table:table-row>
      </table:table>
      <text:p text:style-name="P1"/>
      <text:p text:style-name="P1"/>
      <text:p text:style-name="P1"><text:tab/>Dep<text:span text:style-name="T1">endentes</text:span></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leLine94654810271104">
          <table:table-cell table:style-name="Tabela4.A1" office:value-type="string">
            <text:p text:style-name="P4">CPF</text:p>
          </table:table-cell>
          <table:table-cell table:style-name="Tabela4.A1" office:value-type="string">
            <text:p text:style-name="P3">Nome</text:p>
          </table:table-cell>
          <table:table-cell table:style-name="Tabela4.A1" office:value-type="string">
            <text:p text:style-name="P3">Sexo</text:p>
          </table:table-cell>
          <table:table-cell table:style-name="Tabela4.A1" office:value-type="string">
            <text:p text:style-name="P3">Data de nascimento</text:p>
          </table:table-cell>
          <table:table-cell table:style-name="Tabela4.A1" office:value-type="string">
            <text:p text:style-name="P3">Parentesco</text:p>
          </table:table-cell>
          <table:table-cell table:style-name="Tabela4.F1" office:value-type="string">
            <text:p text:style-name="P9">Funcionário</text:p>
          </table:table-cell>
        </table:table-row>
      </table:table>
      <text:p text:style-name="P1"/>
      <text:p text:style-name="P1"/>
      <text:p text:style-name="P2"><text:tab/>Locais</text:p>
      <table:table table:name="Tabela5" table:style-name="Tabela5">
        <table:table-column table:style-name="Tabela5.A"/>
        <table:table-column table:style-name="Tabela5.B"/>
        <table:table-column table:style-name="Tabela5.C"/>
        <table:table-column table:style-name="Tabela5.D"/>
        <table:table-row table:style-name="TableLine94654805844832">
          <table:table-cell table:style-name="Tabela5.A1" office:value-type="string">
            <text:p text:style-name="P6">Departamento</text:p>
          </table:table-cell>
          <table:table-cell table:style-name="Tabela5.A1" office:value-type="string">
            <text:p text:style-name="P6">Cidade</text:p>
          </table:table-cell>
          <table:table-cell table:style-name="Tabela5.A1" office:value-type="string">
            <text:p text:style-name="P9">Estado</text:p>
          </table:table-cell>
          <table:table-cell table:style-name="Tabela5.D1" office:value-type="string">
            <text:p text:style-name="P9">País</text:p>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8T23:59:39.326705309</meta:creation-date>
    <dc:date>2022-09-09T00:39:13.854050580</dc:date>
    <meta:editing-duration>PT7M8S</meta:editing-duration>
    <meta:editing-cycles>2</meta:editing-cycles>
    <meta:generator>LibreOffice/7.3.5.2$Linux_X86_64 LibreOffice_project/30$Build-2</meta:generator>
    <meta:document-statistic meta:table-count="5" meta:image-count="0" meta:object-count="0" meta:page-count="1" meta:paragraph-count="33" meta:word-count="42" meta:character-count="294" meta:non-whitespace-character-count="280"/>
  </office:meta>
</office:document-meta>
</file>